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ACERES LUI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68637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CACERES LUI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7639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849010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852247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850509</text:p>
          </table:table-cell>
          <table:table-cell table:style-name="Tabla2.A2" office:value-type="string">
            <text:p text:style-name="P9">10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ANCELO SALDO DE S/5.00 DE EMBARQUE DE PA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52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